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12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2025-08-13 15:42:5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7.4315" calcext:value-type="float">
            <text:p>17.431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809" calcext:value-type="float">
            <text:p>0.68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43:0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2989" calcext:value-type="float">
            <text:p>0.2989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893" calcext:value-type="float">
            <text:p>0.68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4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2823" calcext:value-type="float">
            <text:p>0.282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084" calcext:value-type="float">
            <text:p>0.70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44:0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148" calcext:value-type="float">
            <text:p>0.3148</text:p>
          </table:table-cell>
          <table:table-cell office:value-type="float" office:value="17.6518" calcext:value-type="float">
            <text:p>17.651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6766" calcext:value-type="float">
            <text:p>0.67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44:20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133" calcext:value-type="float">
            <text:p>0.3133</text:p>
          </table:table-cell>
          <table:table-cell table:style-name="ce2" office:value-type="float" office:value="18.0477" calcext:value-type="float">
            <text:p>18.047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713" calcext:value-type="float">
            <text:p>0.67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/>
        </table:table-row>
        <table:table-row table:style-name="ro1">
          <table:table-cell office:value-type="string" calcext:value-type="string">
            <text:p>2025-08-13 15:44:3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table:style-name="ce2" office:value-type="float" office:value="0.3205" calcext:value-type="float">
            <text:p>0.3205</text:p>
          </table:table-cell>
          <table:table-cell office:value-type="float" office:value="17.7895" calcext:value-type="float">
            <text:p>17.7895</text:p>
          </table:table-cell>
          <table:table-cell office:value-type="float" office:value="0.8706" calcext:value-type="float">
            <text:p>0.8706</text:p>
          </table:table-cell>
          <table:table-cell table:style-name="ce2" office:value-type="float" office:value="0.6646" calcext:value-type="float">
            <text:p>0.66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  <table:table-cell office:value-type="string" calcext:value-type="string">
            <text:p>not belong to orig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47:33.280303010</dc:date>
    <meta:editing-duration>PT2M19S</meta:editing-duration>
    <meta:editing-cycles>1</meta:editing-cycles>
    <meta:document-statistic meta:table-count="1" meta:cell-count="85" meta:object-count="0"/>
    <meta:generator>LibreOffice/7.3.7.2$Linux_X86_64 LibreOffice_project/30$Build-2</meta:generator>
  </office:meta>
</office:document-meta>
</file>